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ndom &amp; Compares" table:style-name="ta1">
        <table:shapes>
          <draw:frame draw:z-index="0" draw:style-name="gr1" svg:width="6.2988in" svg:height="3.5429in" svg:x="0.6035in" svg:y="2.035in">
            <draw:object draw:notify-on-update-of-ranges="'Random &amp; Compares'.A1:'Random &amp; Compares'.A1 'Random &amp; Compares'.A2:'Random &amp; Compares'.A11 'Random &amp; Compares'.B1:'Random &amp; Compares'.B1 'Random &amp; Compares'.B2:'Random &amp; Compares'.B11 'Random &amp; Compares'.C1:'Random &amp; Compares'.C1 'Random &amp; Compares'.C2:'Random &amp; Compares'.C11 'Random &amp; Compares'.D1:'Random &amp; Compares'.D1 'Random &amp; Compares'.D2:'Random &amp; Compares'.D11 'Random &amp; Compares'.E1:'Random &amp; Compares'.E1 'Random &amp; Compares'.E2:'Random &amp; Compares'.E11 'Random &amp; Compares'.F1:'Random &amp; Compares'.F1 'Random &amp; Compares'.F2:'Random &amp; Compares'.F11 'Random &amp; Compares'.G1:'Random &amp; Compares'.G1 'Random &amp; Compares'.G2:'Random &amp; Compares'.G11 'Random &amp; Compares'.H1:'Random &amp; Compares'.H1 'Random &amp; Compares'.H2:'Random &amp; Compares'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<text:s/>Bubble </text:p>
          </table:table-cell>
          <table:table-cell table:style-name="ce1" office:value-type="string">
            <text:p><text:s/>Shaker </text:p>
          </table:table-cell>
          <table:table-cell table:style-name="ce1" office:value-type="string">
            <text:p><text:s/>Selection </text:p>
          </table:table-cell>
          <table:table-cell table:style-name="ce1" office:value-type="string">
            <text:p><text:s/>Quick </text:p>
          </table:table-cell>
          <table:table-cell table:style-name="ce1" office:value-type="string">
            <text:p><text:s/>Quick Mod </text:p>
          </table:table-cell>
          <table:table-cell table:style-name="ce1" office:value-type="string">
            <text:p><text:s/>Merge </text:p>
          </table:table-cell>
          <table:table-cell table:style-name="ce1" office:value-type="string">
            <text:p><text:s/>Hash </text:p>
          </table:table-cell>
          <table:table-cell table:style-name="ce1"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39">
            <text:p>5.39</text:p>
          </table:table-cell>
          <table:table-cell office:value-type="float" office:value="4.8">
            <text:p>4.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6">
            <text:p>7.6</text:p>
          </table:table-cell>
          <table:table-cell office:value-type="float" office:value="6.9">
            <text:p>6.9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6.37">
            <text:p>6.37</text:p>
          </table:table-cell>
          <table:table-cell office:value-type="float" office:value="5.24">
            <text:p>5.24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7">
            <text:p>9.7</text:p>
          </table:table-cell>
          <table:table-cell office:value-type="float" office:value="9.34">
            <text:p>9.34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6.68">
            <text:p>6.68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.95">
            <text:p>11.95</text:p>
          </table:table-cell>
          <table:table-cell office:value-type="float" office:value="10.97">
            <text:p>10.97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9">
            <text:p>9</text:p>
          </table:table-cell>
          <table:table-cell office:value-type="float" office:value="7.83">
            <text:p>7.8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88">
            <text:p>13.88</text:p>
          </table:table-cell>
          <table:table-cell office:value-type="float" office:value="13.17">
            <text:p>13.17</text:p>
          </table:table-cell>
          <table:table-cell office:value-type="float" office:value="13.01">
            <text:p>13.01</text:p>
          </table:table-cell>
          <table:table-cell table:number-columns-repeated="2" office:value-type="float" office:value="10.39">
            <text:p>10.39</text:p>
          </table:table-cell>
          <table:table-cell office:value-type="float" office:value="9.15">
            <text:p>9.15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8">
            <text:p>15.8</text:p>
          </table:table-cell>
          <table:table-cell office:value-type="float" office:value="15.04">
            <text:p>15.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.38">
            <text:p>11.38</text:p>
          </table:table-cell>
          <table:table-cell office:value-type="float" office:value="10.23">
            <text:p>10.23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89">
            <text:p>17.89</text:p>
          </table:table-cell>
          <table:table-cell office:value-type="float" office:value="16.98">
            <text:p>16.98</text:p>
          </table:table-cell>
          <table:table-cell office:value-type="float" office:value="17">
            <text:p>17</text:p>
          </table:table-cell>
          <table:table-cell table:number-columns-repeated="2" office:value-type="float" office:value="12.76">
            <text:p>12.76</text:p>
          </table:table-cell>
          <table:table-cell office:value-type="float" office:value="11.54">
            <text:p>11.54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93">
            <text:p>19.93</text:p>
          </table:table-cell>
          <table:table-cell office:value-type="float" office:value="19.05">
            <text:p>19.05</text:p>
          </table:table-cell>
          <table:table-cell office:value-type="float" office:value="19">
            <text:p>19</text:p>
          </table:table-cell>
          <table:table-cell table:number-columns-repeated="2" office:value-type="float" office:value="13.64">
            <text:p>13.64</text:p>
          </table:table-cell>
          <table:table-cell office:value-type="float" office:value="12.67">
            <text:p>12.67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.99">
            <text:p>21.99</text:p>
          </table:table-cell>
          <table:table-cell office:value-type="float" office:value="21.03">
            <text:p>21.03</text:p>
          </table:table-cell>
          <table:table-cell office:value-type="float" office:value="21">
            <text:p>21</text:p>
          </table:table-cell>
          <table:table-cell table:number-columns-repeated="2" office:value-type="float" office:value="14.81">
            <text:p>14.81</text:p>
          </table:table-cell>
          <table:table-cell office:value-type="float" office:value="13.87">
            <text:p>13.87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97">
            <text:p>23.97</text:p>
          </table:table-cell>
          <table:table-cell office:value-type="float" office:value="23.03">
            <text:p>23.03</text:p>
          </table:table-cell>
          <table:table-cell office:value-type="float" office:value="23">
            <text:p>23</text:p>
          </table:table-cell>
          <table:table-cell table:number-columns-repeated="2" office:value-type="float" office:value="15.96">
            <text:p>15.96</text:p>
          </table:table-cell>
          <table:table-cell office:value-type="float" office:value="14.98">
            <text:p>14.98</text:p>
          </table:table-cell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Random &amp; Swaps" table:style-name="ta1">
        <table:shapes>
          <draw:frame draw:z-index="0" draw:style-name="gr1" svg:width="6.2988in" svg:height="3.5429in" svg:x="0.7012in" svg:y="1.9638in">
            <draw:object draw:notify-on-update-of-ranges="'Random &amp; Swaps'.A1:'Random &amp; Swaps'.A1 'Random &amp; Swaps'.A2:'Random &amp; Swaps'.A11 'Random &amp; Swaps'.B1:'Random &amp; Swaps'.B1 'Random &amp; Swaps'.B2:'Random &amp; Swaps'.B11 'Random &amp; Swaps'.C1:'Random &amp; Swaps'.C1 'Random &amp; Swaps'.C2:'Random &amp; Swaps'.C11 'Random &amp; Swaps'.D1:'Random &amp; Swaps'.D1 'Random &amp; Swaps'.D2:'Random &amp; Swaps'.D11 'Random &amp; Swaps'.E1:'Random &amp; Swaps'.E1 'Random &amp; Swaps'.E2:'Random &amp; Swaps'.E11 'Random &amp; Swaps'.F1:'Random &amp; Swaps'.F1 'Random &amp; Swaps'.F2:'Random &amp; Swaps'.F11 'Random &amp; Swaps'.G1:'Random &amp; Swaps'.G1 'Random &amp; Swaps'.G2:'Random &amp; Swaps'.G11 'Random &amp; Swaps'.H1:'Random &amp; Swaps'.H1 'Random &amp; Swaps'.H2:'Random &amp; Swaps'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<text:s/>Bubble </text:p>
          </table:table-cell>
          <table:table-cell table:style-name="ce1" office:value-type="string">
            <text:p><text:s/>Shaker </text:p>
          </table:table-cell>
          <table:table-cell table:style-name="ce1" office:value-type="string">
            <text:p><text:s/>Selection </text:p>
          </table:table-cell>
          <table:table-cell table:style-name="ce1" office:value-type="string">
            <text:p><text:s/>Quick </text:p>
          </table:table-cell>
          <table:table-cell table:style-name="ce1" office:value-type="string">
            <text:p><text:s/>Quick Mod </text:p>
          </table:table-cell>
          <table:table-cell table:style-name="ce1" office:value-type="string">
            <text:p><text:s/>Merge </text:p>
          </table:table-cell>
          <table:table-cell table:style-name="ce1" office:value-type="string">
            <text:p><text:s/>Hash </text:p>
          </table:table-cell>
          <table:table-cell table:style-name="ce1"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.45">
            <text:p>3.4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.24">
            <text:p>5.2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5.32">
            <text:p>5.32</text:p>
          </table:table-cell>
          <table:table-cell office:value-type="float" office:value="4.7">
            <text:p>4.7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8.1">
            <text:p>8.1</text:p>
          </table:table-cell>
          <table:table-cell office:value-type="float" office:value="7.76">
            <text:p>7.76</text:p>
          </table:table-cell>
          <table:table-cell table:number-columns-repeated="2" office:value-type="float" office:value="6.84">
            <text:p>6.84</text:p>
          </table:table-cell>
          <table:table-cell office:value-type="float" office:value="6.16">
            <text:p>6.1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7.81">
            <text:p>7.81</text:p>
          </table:table-cell>
          <table:table-cell office:value-type="float" office:value="7.53">
            <text:p>7.5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1.78">
            <text:p>11.78</text:p>
          </table:table-cell>
          <table:table-cell office:value-type="float" office:value="11.37">
            <text:p>11.37</text:p>
          </table:table-cell>
          <table:table-cell table:number-columns-repeated="2" office:value-type="float" office:value="9.21">
            <text:p>9.21</text:p>
          </table:table-cell>
          <table:table-cell office:value-type="float" office:value="8.83">
            <text:p>8.8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3.97">
            <text:p>13.97</text:p>
          </table:table-cell>
          <table:table-cell office:value-type="float" office:value="13.56">
            <text:p>13.56</text:p>
          </table:table-cell>
          <table:table-cell table:number-columns-repeated="2" office:value-type="float" office:value="10.12">
            <text:p>10.12</text:p>
          </table:table-cell>
          <table:table-cell office:value-type="float" office:value="10.07">
            <text:p>10.0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6.05">
            <text:p>16.05</text:p>
          </table:table-cell>
          <table:table-cell office:value-type="float" office:value="15.65">
            <text:p>15.65</text:p>
          </table:table-cell>
          <table:table-cell table:number-columns-repeated="2" office:value-type="float" office:value="11.64">
            <text:p>11.64</text:p>
          </table:table-cell>
          <table:table-cell office:value-type="float" office:value="11.29">
            <text:p>11.29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7.98">
            <text:p>17.98</text:p>
          </table:table-cell>
          <table:table-cell office:value-type="float" office:value="17.52">
            <text:p>17.52</text:p>
          </table:table-cell>
          <table:table-cell table:number-columns-repeated="2" office:value-type="float" office:value="12.69">
            <text:p>12.69</text:p>
          </table:table-cell>
          <table:table-cell office:value-type="float" office:value="12.47">
            <text:p>12.47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9.99">
            <text:p>19.99</text:p>
          </table:table-cell>
          <table:table-cell office:value-type="float" office:value="19.54">
            <text:p>19.54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13.63">
            <text:p>13.63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21.98">
            <text:p>21.98</text:p>
          </table:table-cell>
          <table:table-cell office:value-type="float" office:value="21.55">
            <text:p>21.55</text:p>
          </table:table-cell>
          <table:table-cell table:number-columns-repeated="3" office:value-type="float" office:value="14.78">
            <text:p>14.78</text:p>
          </table:table-cell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NonRandom &amp; Swaps" table:style-name="ta1">
        <table:shapes>
          <draw:frame draw:z-index="0" draw:style-name="gr1" svg:width="6.2988in" svg:height="3.5429in" svg:x="0.7551in" svg:y="2.0894in">
            <draw:object draw:notify-on-update-of-ranges="'NonRandom &amp; Swaps'.A1:'NonRandom &amp; Swaps'.A1 'NonRandom &amp; Swaps'.A2:'NonRandom &amp; Swaps'.A11 'NonRandom &amp; Swaps'.B1:'NonRandom &amp; Swaps'.B1 'NonRandom &amp; Swaps'.B2:'NonRandom &amp; Swaps'.B11 'NonRandom &amp; Swaps'.C1:'NonRandom &amp; Swaps'.C1 'NonRandom &amp; Swaps'.C2:'NonRandom &amp; Swaps'.C11 'NonRandom &amp; Swaps'.D1:'NonRandom &amp; Swaps'.D1 'NonRandom &amp; Swaps'.D2:'NonRandom &amp; Swaps'.D11 'NonRandom &amp; Swaps'.E1:'NonRandom &amp; Swaps'.E1 'NonRandom &amp; Swaps'.E2:'NonRandom &amp; Swaps'.E11 'NonRandom &amp; Swaps'.F1:'NonRandom &amp; Swaps'.F1 'NonRandom &amp; Swaps'.F2:'NonRandom &amp; Swaps'.F11 'NonRandom &amp; Swaps'.G1:'NonRandom &amp; Swaps'.G1 'NonRandom &amp; Swaps'.G2:'NonRandom &amp; Swaps'.G11 'NonRandom &amp; Swaps'.H1:'NonRandom &amp; Swaps'.H1 'NonRandom &amp; Swaps'.H2:'NonRandom &amp; Swaps'.H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<text:s/>Bubble </text:p>
          </table:table-cell>
          <table:table-cell table:style-name="ce1" office:value-type="string">
            <text:p><text:s/>Shaker </text:p>
          </table:table-cell>
          <table:table-cell table:style-name="ce1" office:value-type="string">
            <text:p><text:s/>Selection </text:p>
          </table:table-cell>
          <table:table-cell table:style-name="ce1" office:value-type="string">
            <text:p><text:s/>Quick </text:p>
          </table:table-cell>
          <table:table-cell table:style-name="ce1" office:value-type="string">
            <text:p><text:s/>Quick Mod </text:p>
          </table:table-cell>
          <table:table-cell table:style-name="ce1" office:value-type="string">
            <text:p><text:s/>Merge </text:p>
          </table:table-cell>
          <table:table-cell table:style-name="ce1" office:value-type="string">
            <text:p><text:s/>Hash </text:p>
          </table:table-cell>
          <table:table-cell table:style-name="ce1"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3.58">
            <text:p>3.58</text:p>
          </table:table-cell>
          <table:table-cell office:value-type="float" office:value="3.32">
            <text:p>3.32</text:p>
          </table:table-cell>
          <table:table-cell table:number-columns-repeated="2" office:value-type="float" office:value="3.7">
            <text:p>3.7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4.85">
            <text:p>4.85</text:p>
          </table:table-cell>
          <table:table-cell office:value-type="float" office:value="4.7">
            <text:p>4.7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5.9">
            <text:p>5.9</text:p>
          </table:table-cell>
          <table:table-cell office:value-type="float" office:value="5.64">
            <text:p>5.64</text:p>
          </table:table-cell>
          <table:table-cell table:number-columns-repeated="2" office:value-type="float" office:value="5.97">
            <text:p>5.97</text:p>
          </table:table-cell>
          <table:table-cell office:value-type="float" office:value="6.16">
            <text:p>6.1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6.94">
            <text:p>6.94</text:p>
          </table:table-cell>
          <table:table-cell office:value-type="float" office:value="6.65">
            <text:p>6.65</text:p>
          </table:table-cell>
          <table:table-cell table:number-columns-repeated="2" office:value-type="float" office:value="6.96">
            <text:p>6.96</text:p>
          </table:table-cell>
          <table:table-cell office:value-type="float" office:value="7.53">
            <text:p>7.5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7.97">
            <text:p>7.97</text:p>
          </table:table-cell>
          <table:table-cell office:value-type="float" office:value="7.6">
            <text:p>7.6</text:p>
          </table:table-cell>
          <table:table-cell table:number-columns-repeated="2" office:value-type="float" office:value="7.98">
            <text:p>7.98</text:p>
          </table:table-cell>
          <table:table-cell office:value-type="float" office:value="8.83">
            <text:p>8.8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8.99">
            <text:p>8.99</text:p>
          </table:table-cell>
          <table:table-cell office:value-type="float" office:value="8.71">
            <text:p>8.71</text:p>
          </table:table-cell>
          <table:table-cell table:number-columns-repeated="2" office:value-type="float" office:value="8.99">
            <text:p>8.99</text:p>
          </table:table-cell>
          <table:table-cell office:value-type="float" office:value="10.07">
            <text:p>10.0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9.68">
            <text:p>9.68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1.29">
            <text:p>11.29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.99">
            <text:p>10.99</text:p>
          </table:table-cell>
          <table:table-cell office:value-type="float" office:value="10.7">
            <text:p>10.7</text:p>
          </table:table-cell>
          <table:table-cell table:number-columns-repeated="2" office:value-type="float" office:value="10.99">
            <text:p>10.99</text:p>
          </table:table-cell>
          <table:table-cell office:value-type="float" office:value="12.47">
            <text:p>12.47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1.99">
            <text:p>11.99</text:p>
          </table:table-cell>
          <table:table-cell office:value-type="float" office:value="11.7">
            <text:p>11.7</text:p>
          </table:table-cell>
          <table:table-cell table:number-columns-repeated="2" office:value-type="float" office:value="11.99">
            <text:p>11.99</text:p>
          </table:table-cell>
          <table:table-cell office:value-type="float" office:value="13.63">
            <text:p>13.63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2.99">
            <text:p>12.99</text:p>
          </table:table-cell>
          <table:table-cell office:value-type="float" office:value="12.7">
            <text:p>12.7</text:p>
          </table:table-cell>
          <table:table-cell table:number-columns-repeated="2" office:value-type="float" office:value="12.99">
            <text:p>12.99</text:p>
          </table:table-cell>
          <table:table-cell office:value-type="float" office:value="14.78">
            <text:p>14.78</text:p>
          </table:table-cell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NonRandom &amp; Compares" table:style-name="ta1">
        <table:shapes>
          <draw:frame draw:z-index="0" draw:style-name="gr1" svg:width="6.2988in" svg:height="3.5429in" svg:x="0in" svg:y="1.8795in">
            <draw:object draw:notify-on-update-of-ranges="'NonRandom &amp; Compares'.A1:'NonRandom &amp; Compares'.A1 'NonRandom &amp; Compares'.A2:'NonRandom &amp; Compares'.A11 'NonRandom &amp; Compares'.B1:'NonRandom &amp; Compares'.B1 'NonRandom &amp; Compares'.B2:'NonRandom &amp; Compares'.B11 'NonRandom &amp; Compares'.C1:'NonRandom &amp; Compares'.C1 'NonRandom &amp; Compares'.C2:'NonRandom &amp; Compares'.C11 'NonRandom &amp; Compares'.D1:'NonRandom &amp; Compares'.D1 'NonRandom &amp; Compares'.D2:'NonRandom &amp; Compares'.D11 'NonRandom &amp; Compares'.E1:'NonRandom &amp; Compares'.E1 'NonRandom &amp; Compares'.E2:'NonRandom &amp; Compares'.E11 'NonRandom &amp; Compares'.F1:'NonRandom &amp; Compares'.F1 'NonRandom &amp; Compares'.F2:'NonRandom &amp; Compares'.F11 'NonRandom &amp; Compares'.G1:'NonRandom &amp; Compares'.G1 'NonRandom &amp; Compares'.G2:'NonRandom &amp; Compares'.G11 'NonRandom &amp; Compares'.H1:'NonRandom &amp; Compares'.H1 'NonRandom &amp; Compares'.H2:'NonRandom &amp; Compares'.H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<text:s/>Bubble </text:p>
          </table:table-cell>
          <table:table-cell table:style-name="ce1" office:value-type="string">
            <text:p><text:s/>Shaker </text:p>
          </table:table-cell>
          <table:table-cell table:style-name="ce1" office:value-type="string">
            <text:p><text:s/>Selection </text:p>
          </table:table-cell>
          <table:table-cell table:style-name="ce1" office:value-type="string">
            <text:p><text:s/>Quick </text:p>
          </table:table-cell>
          <table:table-cell table:style-name="ce1" office:value-type="string">
            <text:p><text:s/>Quick Mod </text:p>
          </table:table-cell>
          <table:table-cell table:style-name="ce1" office:value-type="string">
            <text:p><text:s/>Merge </text:p>
          </table:table-cell>
          <table:table-cell table:style-name="ce1" office:value-type="string">
            <text:p><text:s/>Hash </text:p>
          </table:table-cell>
          <table:table-cell table:style-name="ce1"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4.39">
            <text:p>4.39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5.12">
            <text:p>5.12</text:p>
          </table:table-cell>
          <table:table-cell office:value-type="float" office:value="3.58">
            <text:p>3.5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1">
            <text:p>7.81</text:p>
          </table:table-cell>
          <table:table-cell office:value-type="float" office:value="5.49">
            <text:p>5.49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6.93">
            <text:p>6.93</text:p>
          </table:table-cell>
          <table:table-cell office:value-type="float" office:value="5.08">
            <text:p>5.08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6">
            <text:p>9.86</text:p>
          </table:table-cell>
          <table:table-cell office:value-type="float" office:value="6.53">
            <text:p>6.53</text:p>
          </table:table-cell>
          <table:table-cell table:number-columns-repeated="3" office:value-type="float" office:value="9.04">
            <text:p>9.04</text:p>
          </table:table-cell>
          <table:table-cell office:value-type="float" office:value="6.35">
            <text:p>6.3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.93">
            <text:p>11.93</text:p>
          </table:table-cell>
          <table:table-cell office:value-type="float" office:value="7.56">
            <text:p>7.56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1.06">
            <text:p>11.06</text:p>
          </table:table-cell>
          <table:table-cell office:value-type="float" office:value="7.69">
            <text:p>7.69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96">
            <text:p>13.96</text:p>
          </table:table-cell>
          <table:table-cell office:value-type="float" office:value="8.57">
            <text:p>8.57</text:p>
          </table:table-cell>
          <table:table-cell office:value-type="float" office:value="13.01">
            <text:p>13.01</text:p>
          </table:table-cell>
          <table:table-cell table:number-columns-repeated="2" office:value-type="float" office:value="13.03">
            <text:p>13.03</text:p>
          </table:table-cell>
          <table:table-cell office:value-type="float" office:value="8.87">
            <text:p>8.87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98">
            <text:p>15.98</text:p>
          </table:table-cell>
          <table:table-cell office:value-type="float" office:value="9.57">
            <text:p>9.57</text:p>
          </table:table-cell>
          <table:table-cell office:value-type="float" office:value="15">
            <text:p>15</text:p>
          </table:table-cell>
          <table:table-cell table:number-columns-repeated="2" office:value-type="float" office:value="15.01">
            <text:p>15.01</text:p>
          </table:table-cell>
          <table:table-cell office:value-type="float" office:value="10.07">
            <text:p>10.0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99">
            <text:p>17.99</text:p>
          </table:table-cell>
          <table:table-cell office:value-type="float" office:value="10.58">
            <text:p>10.58</text:p>
          </table:table-cell>
          <table:table-cell table:number-columns-repeated="3" office:value-type="float" office:value="17">
            <text:p>17</text:p>
          </table:table-cell>
          <table:table-cell office:value-type="float" office:value="11.22">
            <text:p>11.22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99">
            <text:p>19.99</text:p>
          </table:table-cell>
          <table:table-cell office:value-type="float" office:value="11.58">
            <text:p>11.58</text:p>
          </table:table-cell>
          <table:table-cell table:number-columns-repeated="3" office:value-type="float" office:value="19">
            <text:p>19</text:p>
          </table:table-cell>
          <table:table-cell office:value-type="float" office:value="12.38">
            <text:p>12.38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.99">
            <text:p>21.99</text:p>
          </table:table-cell>
          <table:table-cell office:value-type="float" office:value="12.58">
            <text:p>12.58</text:p>
          </table:table-cell>
          <table:table-cell table:number-columns-repeated="3" office:value-type="float" office:value="21">
            <text:p>21</text:p>
          </table:table-cell>
          <table:table-cell office:value-type="float" office:value="13.51">
            <text:p>13.51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99">
            <text:p>23.99</text:p>
          </table:table-cell>
          <table:table-cell office:value-type="float" office:value="13.58">
            <text:p>13.58</text:p>
          </table:table-cell>
          <table:table-cell office:value-type="float" office:value="23">
            <text:p>23</text:p>
          </table:table-cell>
          <table:table-cell table:number-columns-repeated="2" office:value-type="float" office:value="22.99">
            <text:p>22.99</text:p>
          </table:table-cell>
          <table:table-cell office:value-type="float" office:value="14.63">
            <text:p>14.63</text:p>
          </table:table-cell>
          <table:table-cell office:value-type="float" office:value="12">
            <text:p>1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AQ </meta:initial-creator>
    <meta:creation-date>2013-01-31T21:51:07</meta:creation-date>
    <dc:date>2013-01-31T23:16:33</dc:date>
    <dc:creator>COMPAQ </dc:creator>
    <meta:editing-duration>PT1H10M8S</meta:editing-duration>
    <meta:editing-cycles>8</meta:editing-cycles>
    <meta:generator>LibreOffice/3.6$Linux_X86_64 LibreOffice_project/360m1$Build-2</meta:generator>
    <meta:document-statistic meta:table-count="4" meta:cell-count="3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Compares with Random Data</text:p>
        </chart:title>
        <chart:legend chart:legend-position="end" svg:x="12.777cm" svg:y="2.707cm" style:legend-expansion="high" chart:style-name="ch3"/>
        <chart:plot-area chart:style-name="ch4" table:cell-range-address="'Random &amp; Compares'.A1:'Random &amp; Compares'.H11" chart:data-source-has-labels="both" svg:x="0.77cm" svg:y="1.635cm" svg:width="11.367cm" svg:height="6.765cm">
          <chartooo:coordinate-region svg:x="1.391cm" svg:y="1.834cm" svg:width="10.559cm" svg:height="5.919cm"/>
          <chart:axis chart:dimension="x" chart:name="primary-x" chart:style-name="ch5" chartooo:axis-type="auto">
            <chartooo:date-scale/>
            <chart:categories table:cell-range-address="'Random &amp; Compares'.A2:'Random &amp; Compare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om &amp; Compares'.B2:'Random &amp; Compares'.B11" chart:label-cell-address="'Random &amp; Compares'.B1:'Random &amp; Compares'.B1" chart:class="chart:line">
            <chart:data-point chart:repeated="10"/>
          </chart:series>
          <chart:series chart:style-name="ch8" chart:values-cell-range-address="'Random &amp; Compares'.C2:'Random &amp; Compares'.C11" chart:label-cell-address="'Random &amp; Compares'.C1:'Random &amp; Compares'.C1" chart:class="chart:line">
            <chart:data-point chart:repeated="10"/>
          </chart:series>
          <chart:series chart:style-name="ch9" chart:values-cell-range-address="'Random &amp; Compares'.D2:'Random &amp; Compares'.D11" chart:label-cell-address="'Random &amp; Compares'.D1:'Random &amp; Compares'.D1" chart:class="chart:line">
            <chart:data-point chart:repeated="10"/>
          </chart:series>
          <chart:series chart:style-name="ch10" chart:values-cell-range-address="'Random &amp; Compares'.E2:'Random &amp; Compares'.E11" chart:label-cell-address="'Random &amp; Compares'.E1:'Random &amp; Compares'.E1" chart:class="chart:line">
            <chart:data-point chart:repeated="10"/>
          </chart:series>
          <chart:series chart:style-name="ch11" chart:values-cell-range-address="'Random &amp; Compares'.F2:'Random &amp; Compares'.F11" chart:label-cell-address="'Random &amp; Compares'.F1:'Random &amp; Compares'.F1" chart:class="chart:line">
            <chart:data-point chart:repeated="10"/>
          </chart:series>
          <chart:series chart:style-name="ch12" chart:values-cell-range-address="'Random &amp; Compares'.G2:'Random &amp; Compares'.G11" chart:label-cell-address="'Random &amp; Compares'.G1:'Random &amp; Compares'.G1" chart:class="chart:line">
            <chart:data-point chart:repeated="10"/>
          </chart:series>
          <chart:series chart:style-name="ch13" chart:values-cell-range-address="'Random &amp; Compares'.H2:'Random &amp; Compares'.H11" chart:label-cell-address="'Random &amp; Compares'.H1:'Random &amp; Compares'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ubble </text:p>
                <draw:g>
                  <svg:desc>'Random &amp; Compares'.B1:'Random &amp; Compares'.B1</svg:desc>
                </draw:g>
              </table:table-cell>
              <table:table-cell office:value-type="string">
                <text:p> Shaker </text:p>
                <draw:g>
                  <svg:desc>'Random &amp; Compares'.C1:'Random &amp; Compares'.C1</svg:desc>
                </draw:g>
              </table:table-cell>
              <table:table-cell office:value-type="string">
                <text:p> Selection </text:p>
                <draw:g>
                  <svg:desc>'Random &amp; Compares'.D1:'Random &amp; Compares'.D1</svg:desc>
                </draw:g>
              </table:table-cell>
              <table:table-cell office:value-type="string">
                <text:p> Quick </text:p>
                <draw:g>
                  <svg:desc>'Random &amp; Compares'.E1:'Random &amp; Compares'.E1</svg:desc>
                </draw:g>
              </table:table-cell>
              <table:table-cell office:value-type="string">
                <text:p> Quick Mod </text:p>
                <draw:g>
                  <svg:desc>'Random &amp; Compares'.F1:'Random &amp; Compares'.F1</svg:desc>
                </draw:g>
              </table:table-cell>
              <table:table-cell office:value-type="string">
                <text:p> Merge </text:p>
                <draw:g>
                  <svg:desc>'Random &amp; Compares'.G1:'Random &amp; Compares'.G1</svg:desc>
                </draw:g>
              </table:table-cell>
              <table:table-cell office:value-type="string">
                <text:p> Hash </text:p>
                <draw:g>
                  <svg:desc>'Random &amp; Compares'.H1:'Random &amp; Compares'.H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ndom &amp; Compares'.A2:'Random &amp; Compares'.A11</svg:desc>
                </draw:g>
              </table:table-cell>
              <table:table-cell office:value-type="float" office:value="5.39">
                <text:p>5.39</text:p>
                <draw:g>
                  <svg:desc>'Random &amp; Compares'.B2:'Random &amp; Compares'.B11</svg:desc>
                </draw:g>
              </table:table-cell>
              <table:table-cell office:value-type="float" office:value="4.8">
                <text:p>4.8</text:p>
                <draw:g>
                  <svg:desc>'Random &amp; Compares'.C2:'Random &amp; Compares'.C11</svg:desc>
                </draw:g>
              </table:table-cell>
              <table:table-cell office:value-type="float" office:value="5.16">
                <text:p>5.16</text:p>
                <draw:g>
                  <svg:desc>'Random &amp; Compares'.D2:'Random &amp; Compares'.D11</svg:desc>
                </draw:g>
              </table:table-cell>
              <table:table-cell office:value-type="float" office:value="4.8">
                <text:p>4.8</text:p>
                <draw:g>
                  <svg:desc>'Random &amp; Compares'.E2:'Random &amp; Compares'.E11</svg:desc>
                </draw:g>
              </table:table-cell>
              <table:table-cell office:value-type="float" office:value="4.8">
                <text:p>4.8</text:p>
                <draw:g>
                  <svg:desc>'Random &amp; Compares'.F2:'Random &amp; Compares'.F11</svg:desc>
                </draw:g>
              </table:table-cell>
              <table:table-cell office:value-type="float" office:value="4">
                <text:p>4</text:p>
                <draw:g>
                  <svg:desc>'Random &amp; Compares'.G2:'Random &amp; Compares'.G11</svg:desc>
                </draw:g>
              </table:table-cell>
              <table:table-cell office:value-type="float" office:value="3">
                <text:p>3</text:p>
                <draw:g>
                  <svg:desc>'Random &amp; Compares'.H2:'Random &amp; Compares'.H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  <table:table-cell office:value-type="float" office:value="7.08">
                <text:p>7.08</text:p>
              </table:table-cell>
              <table:table-cell office:value-type="float" office:value="6.37">
                <text:p>6.37</text:p>
              </table:table-cell>
              <table:table-cell office:value-type="float" office:value="6.37">
                <text:p>6.37</text:p>
              </table:table-cell>
              <table:table-cell office:value-type="float" office:value="5.24">
                <text:p>5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7">
                <text:p>9.7</text:p>
              </table:table-cell>
              <table:table-cell office:value-type="float" office:value="9.34">
                <text:p>9.34</text:p>
              </table:table-cell>
              <table:table-cell office:value-type="float" office:value="9.04">
                <text:p>9.04</text:p>
              </table:table-cell>
              <table:table-cell office:value-type="float" office:value="7.65">
                <text:p>7.65</text:p>
              </table:table-cell>
              <table:table-cell office:value-type="float" office:value="7.65">
                <text:p>7.65</text:p>
              </table:table-cell>
              <table:table-cell office:value-type="float" office:value="6.68">
                <text:p>6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95">
                <text:p>11.95</text:p>
              </table:table-cell>
              <table:table-cell office:value-type="float" office:value="10.97">
                <text:p>10.97</text:p>
              </table:table-cell>
              <table:table-cell office:value-type="float" office:value="11.02">
                <text:p>11.0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3">
                <text:p>7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88">
                <text:p>13.88</text:p>
              </table:table-cell>
              <table:table-cell office:value-type="float" office:value="13.17">
                <text:p>13.17</text:p>
              </table:table-cell>
              <table:table-cell office:value-type="float" office:value="13.01">
                <text:p>13.01</text:p>
              </table:table-cell>
              <table:table-cell office:value-type="float" office:value="10.39">
                <text:p>10.39</text:p>
              </table:table-cell>
              <table:table-cell office:value-type="float" office:value="10.39">
                <text:p>10.39</text:p>
              </table:table-cell>
              <table:table-cell office:value-type="float" office:value="9.15">
                <text:p>9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8">
                <text:p>15.8</text:p>
              </table:table-cell>
              <table:table-cell office:value-type="float" office:value="15.04">
                <text:p>15.04</text:p>
              </table:table-cell>
              <table:table-cell office:value-type="float" office:value="15">
                <text:p>15</text:p>
              </table:table-cell>
              <table:table-cell office:value-type="float" office:value="11.38">
                <text:p>11.38</text:p>
              </table:table-cell>
              <table:table-cell office:value-type="float" office:value="11.38">
                <text:p>11.38</text:p>
              </table:table-cell>
              <table:table-cell office:value-type="float" office:value="10.23">
                <text:p>10.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.89">
                <text:p>17.89</text:p>
              </table:table-cell>
              <table:table-cell office:value-type="float" office:value="16.98">
                <text:p>16.98</text:p>
              </table:table-cell>
              <table:table-cell office:value-type="float" office:value="17">
                <text:p>17</text:p>
              </table:table-cell>
              <table:table-cell office:value-type="float" office:value="12.76">
                <text:p>12.76</text:p>
              </table:table-cell>
              <table:table-cell office:value-type="float" office:value="12.76">
                <text:p>12.76</text:p>
              </table:table-cell>
              <table:table-cell office:value-type="float" office:value="11.54">
                <text:p>11.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3">
                <text:p>19.93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  <table:table-cell office:value-type="float" office:value="13.64">
                <text:p>13.64</text:p>
              </table:table-cell>
              <table:table-cell office:value-type="float" office:value="13.64">
                <text:p>13.64</text:p>
              </table:table-cell>
              <table:table-cell office:value-type="float" office:value="12.67">
                <text:p>12.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99">
                <text:p>21.99</text:p>
              </table:table-cell>
              <table:table-cell office:value-type="float" office:value="21.03">
                <text:p>21.03</text:p>
              </table:table-cell>
              <table:table-cell office:value-type="float" office:value="21">
                <text:p>21</text:p>
              </table:table-cell>
              <table:table-cell office:value-type="float" office:value="14.81">
                <text:p>14.81</text:p>
              </table:table-cell>
              <table:table-cell office:value-type="float" office:value="14.81">
                <text:p>14.81</text:p>
              </table:table-cell>
              <table:table-cell office:value-type="float" office:value="13.87">
                <text:p>13.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.97">
                <text:p>23.97</text:p>
              </table:table-cell>
              <table:table-cell office:value-type="float" office:value="23.03">
                <text:p>23.03</text:p>
              </table:table-cell>
              <table:table-cell office:value-type="float" office:value="23">
                <text:p>23</text:p>
              </table:table-cell>
              <table:table-cell office:value-type="float" office:value="15.96">
                <text:p>15.96</text:p>
              </table:table-cell>
              <table:table-cell office:value-type="float" office:value="15.96">
                <text:p>15.96</text:p>
              </table:table-cell>
              <table:table-cell office:value-type="float" office:value="14.98">
                <text:p>14.9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Swaps with Random Data</text:p>
        </chart:title>
        <chart:legend chart:legend-position="end" svg:x="12.777cm" svg:y="2.707cm" style:legend-expansion="high" chart:style-name="ch3"/>
        <chart:plot-area chart:style-name="ch4" table:cell-range-address="'Random &amp; Swaps'.A1:'Random &amp; Swaps'.H11" chart:data-source-has-labels="both" svg:x="0.77cm" svg:y="1.635cm" svg:width="11.367cm" svg:height="6.765cm">
          <chartooo:coordinate-region svg:x="1.391cm" svg:y="1.834cm" svg:width="10.559cm" svg:height="5.919cm"/>
          <chart:axis chart:dimension="x" chart:name="primary-x" chart:style-name="ch5" chartooo:axis-type="auto">
            <chartooo:date-scale/>
            <chart:categories table:cell-range-address="'Random &amp; Swaps'.A2:'Random &amp; Swap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om &amp; Swaps'.B2:'Random &amp; Swaps'.B11" chart:label-cell-address="'Random &amp; Swaps'.B1:'Random &amp; Swaps'.B1" chart:class="chart:line">
            <chart:data-point chart:repeated="10"/>
          </chart:series>
          <chart:series chart:style-name="ch8" chart:values-cell-range-address="'Random &amp; Swaps'.C2:'Random &amp; Swaps'.C11" chart:label-cell-address="'Random &amp; Swaps'.C1:'Random &amp; Swaps'.C1" chart:class="chart:line">
            <chart:data-point chart:repeated="10"/>
          </chart:series>
          <chart:series chart:style-name="ch9" chart:values-cell-range-address="'Random &amp; Swaps'.D2:'Random &amp; Swaps'.D11" chart:label-cell-address="'Random &amp; Swaps'.D1:'Random &amp; Swaps'.D1" chart:class="chart:line">
            <chart:data-point chart:repeated="10"/>
          </chart:series>
          <chart:series chart:style-name="ch10" chart:values-cell-range-address="'Random &amp; Swaps'.E2:'Random &amp; Swaps'.E11" chart:label-cell-address="'Random &amp; Swaps'.E1:'Random &amp; Swaps'.E1" chart:class="chart:line">
            <chart:data-point chart:repeated="10"/>
          </chart:series>
          <chart:series chart:style-name="ch11" chart:values-cell-range-address="'Random &amp; Swaps'.F2:'Random &amp; Swaps'.F11" chart:label-cell-address="'Random &amp; Swaps'.F1:'Random &amp; Swaps'.F1" chart:class="chart:line">
            <chart:data-point chart:repeated="10"/>
          </chart:series>
          <chart:series chart:style-name="ch12" chart:values-cell-range-address="'Random &amp; Swaps'.G2:'Random &amp; Swaps'.G11" chart:label-cell-address="'Random &amp; Swaps'.G1:'Random &amp; Swaps'.G1" chart:class="chart:line">
            <chart:data-point chart:repeated="10"/>
          </chart:series>
          <chart:series chart:style-name="ch13" chart:values-cell-range-address="'Random &amp; Swaps'.H2:'Random &amp; Swaps'.H11" chart:label-cell-address="'Random &amp; Swaps'.H1:'Random &amp; Swaps'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ubble </text:p>
                <draw:g>
                  <svg:desc>'Random &amp; Swaps'.B1:'Random &amp; Swaps'.B1</svg:desc>
                </draw:g>
              </table:table-cell>
              <table:table-cell office:value-type="string">
                <text:p> Shaker </text:p>
                <draw:g>
                  <svg:desc>'Random &amp; Swaps'.C1:'Random &amp; Swaps'.C1</svg:desc>
                </draw:g>
              </table:table-cell>
              <table:table-cell office:value-type="string">
                <text:p> Selection </text:p>
                <draw:g>
                  <svg:desc>'Random &amp; Swaps'.D1:'Random &amp; Swaps'.D1</svg:desc>
                </draw:g>
              </table:table-cell>
              <table:table-cell office:value-type="string">
                <text:p> Quick </text:p>
                <draw:g>
                  <svg:desc>'Random &amp; Swaps'.E1:'Random &amp; Swaps'.E1</svg:desc>
                </draw:g>
              </table:table-cell>
              <table:table-cell office:value-type="string">
                <text:p> Quick Mod </text:p>
                <draw:g>
                  <svg:desc>'Random &amp; Swaps'.F1:'Random &amp; Swaps'.F1</svg:desc>
                </draw:g>
              </table:table-cell>
              <table:table-cell office:value-type="string">
                <text:p> Merge </text:p>
                <draw:g>
                  <svg:desc>'Random &amp; Swaps'.G1:'Random &amp; Swaps'.G1</svg:desc>
                </draw:g>
              </table:table-cell>
              <table:table-cell office:value-type="string">
                <text:p> Hash </text:p>
                <draw:g>
                  <svg:desc>'Random &amp; Swaps'.H1:'Random &amp; Swaps'.H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ndom &amp; Swaps'.A2:'Random &amp; Swaps'.A11</svg:desc>
                </draw:g>
              </table:table-cell>
              <table:table-cell office:value-type="float" office:value="4">
                <text:p>4</text:p>
                <draw:g>
                  <svg:desc>'Random &amp; Swaps'.B2:'Random &amp; Swaps'.B11</svg:desc>
                </draw:g>
              </table:table-cell>
              <table:table-cell office:value-type="float" office:value="4">
                <text:p>4</text:p>
                <draw:g>
                  <svg:desc>'Random &amp; Swaps'.C2:'Random &amp; Swaps'.C11</svg:desc>
                </draw:g>
              </table:table-cell>
              <table:table-cell office:value-type="float" office:value="3.45">
                <text:p>3.45</text:p>
                <draw:g>
                  <svg:desc>'Random &amp; Swaps'.D2:'Random &amp; Swaps'.D11</svg:desc>
                </draw:g>
              </table:table-cell>
              <table:table-cell office:value-type="float" office:value="4">
                <text:p>4</text:p>
                <draw:g>
                  <svg:desc>'Random &amp; Swaps'.E2:'Random &amp; Swaps'.E11</svg:desc>
                </draw:g>
              </table:table-cell>
              <table:table-cell office:value-type="float" office:value="4">
                <text:p>4</text:p>
                <draw:g>
                  <svg:desc>'Random &amp; Swaps'.F2:'Random &amp; Swaps'.F11</svg:desc>
                </draw:g>
              </table:table-cell>
              <table:table-cell office:value-type="float" office:value="3">
                <text:p>3</text:p>
                <draw:g>
                  <svg:desc>'Random &amp; Swaps'.G2:'Random &amp; Swaps'.G11</svg:desc>
                </draw:g>
              </table:table-cell>
              <table:table-cell office:value-type="float" office:value="3">
                <text:p>3</text:p>
                <draw:g>
                  <svg:desc>'Random &amp; Swaps'.H2:'Random &amp; Swaps'.H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24">
                <text:p>5.24</text:p>
              </table:table-cell>
              <table:table-cell office:value-type="float" office:value="5.24">
                <text:p>5.24</text:p>
              </table:table-cell>
              <table:table-cell office:value-type="float" office:value="5.2">
                <text:p>5.2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4.7">
                <text:p>4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7.76">
                <text:p>7.76</text:p>
              </table:table-cell>
              <table:table-cell office:value-type="float" office:value="6.84">
                <text:p>6.84</text:p>
              </table:table-cell>
              <table:table-cell office:value-type="float" office:value="6.84">
                <text:p>6.84</text:p>
              </table:table-cell>
              <table:table-cell office:value-type="float" office:value="6.16">
                <text:p>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.04">
                <text:p>10.04</text:p>
              </table:table-cell>
              <table:table-cell office:value-type="float" office:value="10.04">
                <text:p>10.04</text:p>
              </table:table-cell>
              <table:table-cell office:value-type="float" office:value="9.75">
                <text:p>9.75</text:p>
              </table:table-cell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  <table:table-cell office:value-type="float" office:value="7.53">
                <text:p>7.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.78">
                <text:p>11.78</text:p>
              </table:table-cell>
              <table:table-cell office:value-type="float" office:value="11.78">
                <text:p>11.78</text:p>
              </table:table-cell>
              <table:table-cell office:value-type="float" office:value="11.37">
                <text:p>11.37</text:p>
              </table:table-cell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8.83">
                <text:p>8.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.97">
                <text:p>13.97</text:p>
              </table:table-cell>
              <table:table-cell office:value-type="float" office:value="13.97">
                <text:p>13.97</text:p>
              </table:table-cell>
              <table:table-cell office:value-type="float" office:value="13.56">
                <text:p>13.56</text:p>
              </table:table-cell>
              <table:table-cell office:value-type="float" office:value="10.12">
                <text:p>10.12</text:p>
              </table:table-cell>
              <table:table-cell office:value-type="float" office:value="10.12">
                <text:p>10.12</text:p>
              </table:table-cell>
              <table:table-cell office:value-type="float" office:value="10.07">
                <text:p>10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05">
                <text:p>16.05</text:p>
              </table:table-cell>
              <table:table-cell office:value-type="float" office:value="16.05">
                <text:p>16.05</text:p>
              </table:table-cell>
              <table:table-cell office:value-type="float" office:value="15.65">
                <text:p>15.65</text:p>
              </table:table-cell>
              <table:table-cell office:value-type="float" office:value="11.64">
                <text:p>11.64</text:p>
              </table:table-cell>
              <table:table-cell office:value-type="float" office:value="11.64">
                <text:p>11.64</text:p>
              </table:table-cell>
              <table:table-cell office:value-type="float" office:value="11.29">
                <text:p>11.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8">
                <text:p>17.98</text:p>
              </table:table-cell>
              <table:table-cell office:value-type="float" office:value="17.98">
                <text:p>17.98</text:p>
              </table:table-cell>
              <table:table-cell office:value-type="float" office:value="17.52">
                <text:p>17.52</text:p>
              </table:table-cell>
              <table:table-cell office:value-type="float" office:value="12.69">
                <text:p>12.69</text:p>
              </table:table-cell>
              <table:table-cell office:value-type="float" office:value="12.69">
                <text:p>12.69</text:p>
              </table:table-cell>
              <table:table-cell office:value-type="float" office:value="12.47">
                <text:p>12.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99">
                <text:p>19.99</text:p>
              </table:table-cell>
              <table:table-cell office:value-type="float" office:value="19.99">
                <text:p>19.99</text:p>
              </table:table-cell>
              <table:table-cell office:value-type="float" office:value="19.54">
                <text:p>19.54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.98">
                <text:p>21.98</text:p>
              </table:table-cell>
              <table:table-cell office:value-type="float" office:value="21.98">
                <text:p>21.98</text:p>
              </table:table-cell>
              <table:table-cell office:value-type="float" office:value="21.55">
                <text:p>21.55</text:p>
              </table:table-cell>
              <table:table-cell office:value-type="float" office:value="14.78">
                <text:p>14.78</text:p>
              </table:table-cell>
              <table:table-cell office:value-type="float" office:value="14.78">
                <text:p>14.78</text:p>
              </table:table-cell>
              <table:table-cell office:value-type="float" office:value="14.78">
                <text:p>14.7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Swaps with Mostly Sorted Data</text:p>
        </chart:title>
        <chart:legend chart:legend-position="end" svg:x="12.777cm" svg:y="2.707cm" style:legend-expansion="high" chart:style-name="ch3"/>
        <chart:plot-area chart:style-name="ch4" table:cell-range-address="'NonRandom &amp; Swaps'.A1:'NonRandom &amp; Swaps'.H11" chart:data-source-has-labels="both" svg:x="0.77cm" svg:y="1.635cm" svg:width="11.367cm" svg:height="6.765cm">
          <chartooo:coordinate-region svg:x="1.391cm" svg:y="1.834cm" svg:width="10.559cm" svg:height="5.919cm"/>
          <chart:axis chart:dimension="x" chart:name="primary-x" chart:style-name="ch5" chartooo:axis-type="auto">
            <chartooo:date-scale/>
            <chart:categories table:cell-range-address="'NonRandom &amp; Swaps'.A2:'NonRandom &amp; Swap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Random &amp; Swaps'.B2:'NonRandom &amp; Swaps'.B11" chart:label-cell-address="'NonRandom &amp; Swaps'.B1:'NonRandom &amp; Swaps'.B1" chart:class="chart:line">
            <chart:data-point chart:repeated="10"/>
          </chart:series>
          <chart:series chart:style-name="ch8" chart:values-cell-range-address="'NonRandom &amp; Swaps'.C2:'NonRandom &amp; Swaps'.C11" chart:label-cell-address="'NonRandom &amp; Swaps'.C1:'NonRandom &amp; Swaps'.C1" chart:class="chart:line">
            <chart:data-point chart:repeated="10"/>
          </chart:series>
          <chart:series chart:style-name="ch9" chart:values-cell-range-address="'NonRandom &amp; Swaps'.D2:'NonRandom &amp; Swaps'.D11" chart:label-cell-address="'NonRandom &amp; Swaps'.D1:'NonRandom &amp; Swaps'.D1" chart:class="chart:line">
            <chart:data-point chart:repeated="10"/>
          </chart:series>
          <chart:series chart:style-name="ch10" chart:values-cell-range-address="'NonRandom &amp; Swaps'.E2:'NonRandom &amp; Swaps'.E11" chart:label-cell-address="'NonRandom &amp; Swaps'.E1:'NonRandom &amp; Swaps'.E1" chart:class="chart:line">
            <chart:data-point chart:repeated="10"/>
          </chart:series>
          <chart:series chart:style-name="ch11" chart:values-cell-range-address="'NonRandom &amp; Swaps'.F2:'NonRandom &amp; Swaps'.F11" chart:label-cell-address="'NonRandom &amp; Swaps'.F1:'NonRandom &amp; Swaps'.F1" chart:class="chart:line">
            <chart:data-point chart:repeated="10"/>
          </chart:series>
          <chart:series chart:style-name="ch12" chart:values-cell-range-address="'NonRandom &amp; Swaps'.G2:'NonRandom &amp; Swaps'.G11" chart:label-cell-address="'NonRandom &amp; Swaps'.G1:'NonRandom &amp; Swaps'.G1" chart:class="chart:line">
            <chart:data-point chart:repeated="10"/>
          </chart:series>
          <chart:series chart:style-name="ch13" chart:values-cell-range-address="'NonRandom &amp; Swaps'.H2:'NonRandom &amp; Swaps'.H11" chart:label-cell-address="'NonRandom &amp; Swaps'.H1:'NonRandom &amp; Swaps'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ubble </text:p>
                <draw:g>
                  <svg:desc>'NonRandom &amp; Swaps'.B1:'NonRandom &amp; Swaps'.B1</svg:desc>
                </draw:g>
              </table:table-cell>
              <table:table-cell office:value-type="string">
                <text:p> Shaker </text:p>
                <draw:g>
                  <svg:desc>'NonRandom &amp; Swaps'.C1:'NonRandom &amp; Swaps'.C1</svg:desc>
                </draw:g>
              </table:table-cell>
              <table:table-cell office:value-type="string">
                <text:p> Selection </text:p>
                <draw:g>
                  <svg:desc>'NonRandom &amp; Swaps'.D1:'NonRandom &amp; Swaps'.D1</svg:desc>
                </draw:g>
              </table:table-cell>
              <table:table-cell office:value-type="string">
                <text:p> Quick </text:p>
                <draw:g>
                  <svg:desc>'NonRandom &amp; Swaps'.E1:'NonRandom &amp; Swaps'.E1</svg:desc>
                </draw:g>
              </table:table-cell>
              <table:table-cell office:value-type="string">
                <text:p> Quick Mod </text:p>
                <draw:g>
                  <svg:desc>'NonRandom &amp; Swaps'.F1:'NonRandom &amp; Swaps'.F1</svg:desc>
                </draw:g>
              </table:table-cell>
              <table:table-cell office:value-type="string">
                <text:p> Merge </text:p>
                <draw:g>
                  <svg:desc>'NonRandom &amp; Swaps'.G1:'NonRandom &amp; Swaps'.G1</svg:desc>
                </draw:g>
              </table:table-cell>
              <table:table-cell office:value-type="string">
                <text:p> Hash </text:p>
                <draw:g>
                  <svg:desc>'NonRandom &amp; Swaps'.H1:'NonRandom &amp; Swaps'.H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NonRandom &amp; Swaps'.A2:'NonRandom &amp; Swaps'.A11</svg:desc>
                </draw:g>
              </table:table-cell>
              <table:table-cell office:value-type="float" office:value="3.58">
                <text:p>3.58</text:p>
                <draw:g>
                  <svg:desc>'NonRandom &amp; Swaps'.B2:'NonRandom &amp; Swaps'.B11</svg:desc>
                </draw:g>
              </table:table-cell>
              <table:table-cell office:value-type="float" office:value="3.58">
                <text:p>3.58</text:p>
                <draw:g>
                  <svg:desc>'NonRandom &amp; Swaps'.C2:'NonRandom &amp; Swaps'.C11</svg:desc>
                </draw:g>
              </table:table-cell>
              <table:table-cell office:value-type="float" office:value="3.32">
                <text:p>3.32</text:p>
                <draw:g>
                  <svg:desc>'NonRandom &amp; Swaps'.D2:'NonRandom &amp; Swaps'.D11</svg:desc>
                </draw:g>
              </table:table-cell>
              <table:table-cell office:value-type="float" office:value="3.7">
                <text:p>3.7</text:p>
                <draw:g>
                  <svg:desc>'NonRandom &amp; Swaps'.E2:'NonRandom &amp; Swaps'.E11</svg:desc>
                </draw:g>
              </table:table-cell>
              <table:table-cell office:value-type="float" office:value="3.7">
                <text:p>3.7</text:p>
                <draw:g>
                  <svg:desc>'NonRandom &amp; Swaps'.F2:'NonRandom &amp; Swaps'.F11</svg:desc>
                </draw:g>
              </table:table-cell>
              <table:table-cell office:value-type="float" office:value="3">
                <text:p>3</text:p>
                <draw:g>
                  <svg:desc>'NonRandom &amp; Swaps'.G2:'NonRandom &amp; Swaps'.G11</svg:desc>
                </draw:g>
              </table:table-cell>
              <table:table-cell office:value-type="float" office:value="3">
                <text:p>3</text:p>
                <draw:g>
                  <svg:desc>'NonRandom &amp; Swaps'.H2:'NonRandom &amp; Swaps'.H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45">
                <text:p>4.45</text:p>
              </table:table-cell>
              <table:table-cell office:value-type="float" office:value="4.85">
                <text:p>4.85</text:p>
              </table:table-cell>
              <table:table-cell office:value-type="float" office:value="4.85">
                <text:p>4.85</text:p>
              </table:table-cell>
              <table:table-cell office:value-type="float" office:value="4.7">
                <text:p>4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5.64">
                <text:p>5.6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6.16">
                <text:p>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6.65">
                <text:p>6.65</text:p>
              </table:table-cell>
              <table:table-cell office:value-type="float" office:value="6.96">
                <text:p>6.96</text:p>
              </table:table-cell>
              <table:table-cell office:value-type="float" office:value="6.96">
                <text:p>6.96</text:p>
              </table:table-cell>
              <table:table-cell office:value-type="float" office:value="7.53">
                <text:p>7.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97">
                <text:p>7.97</text:p>
              </table:table-cell>
              <table:table-cell office:value-type="float" office:value="7.97">
                <text:p>7.97</text:p>
              </table:table-cell>
              <table:table-cell office:value-type="float" office:value="7.6">
                <text:p>7.6</text:p>
              </table:table-cell>
              <table:table-cell office:value-type="float" office:value="7.98">
                <text:p>7.98</text:p>
              </table:table-cell>
              <table:table-cell office:value-type="float" office:value="7.98">
                <text:p>7.98</text:p>
              </table:table-cell>
              <table:table-cell office:value-type="float" office:value="8.83">
                <text:p>8.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  <table:table-cell office:value-type="float" office:value="8.71">
                <text:p>8.71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  <table:table-cell office:value-type="float" office:value="10.07">
                <text:p>10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9.68">
                <text:p>9.68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11.29">
                <text:p>11.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9">
                <text:p>10.99</text:p>
              </table:table-cell>
              <table:table-cell office:value-type="float" office:value="10.99">
                <text:p>10.99</text:p>
              </table:table-cell>
              <table:table-cell office:value-type="float" office:value="10.7">
                <text:p>10.7</text:p>
              </table:table-cell>
              <table:table-cell office:value-type="float" office:value="10.99">
                <text:p>10.99</text:p>
              </table:table-cell>
              <table:table-cell office:value-type="float" office:value="10.99">
                <text:p>10.99</text:p>
              </table:table-cell>
              <table:table-cell office:value-type="float" office:value="12.47">
                <text:p>12.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.99">
                <text:p>11.99</text:p>
              </table:table-cell>
              <table:table-cell office:value-type="float" office:value="11.99">
                <text:p>11.99</text:p>
              </table:table-cell>
              <table:table-cell office:value-type="float" office:value="11.7">
                <text:p>11.7</text:p>
              </table:table-cell>
              <table:table-cell office:value-type="float" office:value="11.99">
                <text:p>11.99</text:p>
              </table:table-cell>
              <table:table-cell office:value-type="float" office:value="11.99">
                <text:p>11.99</text:p>
              </table:table-cell>
              <table:table-cell office:value-type="float" office:value="13.63">
                <text:p>13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99">
                <text:p>12.99</text:p>
              </table:table-cell>
              <table:table-cell office:value-type="float" office:value="12.99">
                <text:p>12.99</text:p>
              </table:table-cell>
              <table:table-cell office:value-type="float" office:value="12.7">
                <text:p>12.7</text:p>
              </table:table-cell>
              <table:table-cell office:value-type="float" office:value="12.99">
                <text:p>12.99</text:p>
              </table:table-cell>
              <table:table-cell office:value-type="float" office:value="12.99">
                <text:p>12.99</text:p>
              </table:table-cell>
              <table:table-cell office:value-type="float" office:value="14.78">
                <text:p>14.7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Compares with Mostly Sorted Data</text:p>
        </chart:title>
        <chart:legend chart:legend-position="end" svg:x="12.777cm" svg:y="2.707cm" style:legend-expansion="high" chart:style-name="ch3"/>
        <chart:plot-area chart:style-name="ch4" table:cell-range-address="'NonRandom &amp; Compares'.A1:'NonRandom &amp; Compares'.H11" chart:data-source-has-labels="both" svg:x="0.77cm" svg:y="1.635cm" svg:width="11.367cm" svg:height="6.765cm">
          <chartooo:coordinate-region svg:x="1.391cm" svg:y="1.834cm" svg:width="10.559cm" svg:height="5.919cm"/>
          <chart:axis chart:dimension="x" chart:name="primary-x" chart:style-name="ch5" chartooo:axis-type="auto">
            <chartooo:date-scale/>
            <chart:categories table:cell-range-address="'NonRandom &amp; Compares'.A2:'NonRandom &amp; Compare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Random &amp; Compares'.B2:'NonRandom &amp; Compares'.B11" chart:label-cell-address="'NonRandom &amp; Compares'.B1:'NonRandom &amp; Compares'.B1" chart:class="chart:line">
            <chart:data-point chart:repeated="10"/>
          </chart:series>
          <chart:series chart:style-name="ch8" chart:values-cell-range-address="'NonRandom &amp; Compares'.C2:'NonRandom &amp; Compares'.C11" chart:label-cell-address="'NonRandom &amp; Compares'.C1:'NonRandom &amp; Compares'.C1" chart:class="chart:line">
            <chart:data-point chart:repeated="10"/>
          </chart:series>
          <chart:series chart:style-name="ch9" chart:values-cell-range-address="'NonRandom &amp; Compares'.D2:'NonRandom &amp; Compares'.D11" chart:label-cell-address="'NonRandom &amp; Compares'.D1:'NonRandom &amp; Compares'.D1" chart:class="chart:line">
            <chart:data-point chart:repeated="10"/>
          </chart:series>
          <chart:series chart:style-name="ch10" chart:values-cell-range-address="'NonRandom &amp; Compares'.E2:'NonRandom &amp; Compares'.E11" chart:label-cell-address="'NonRandom &amp; Compares'.E1:'NonRandom &amp; Compares'.E1" chart:class="chart:line">
            <chart:data-point chart:repeated="10"/>
          </chart:series>
          <chart:series chart:style-name="ch11" chart:values-cell-range-address="'NonRandom &amp; Compares'.F2:'NonRandom &amp; Compares'.F11" chart:label-cell-address="'NonRandom &amp; Compares'.F1:'NonRandom &amp; Compares'.F1" chart:class="chart:line">
            <chart:data-point chart:repeated="10"/>
          </chart:series>
          <chart:series chart:style-name="ch12" chart:values-cell-range-address="'NonRandom &amp; Compares'.G2:'NonRandom &amp; Compares'.G11" chart:label-cell-address="'NonRandom &amp; Compares'.G1:'NonRandom &amp; Compares'.G1" chart:class="chart:line">
            <chart:data-point chart:repeated="10"/>
          </chart:series>
          <chart:series chart:style-name="ch13" chart:values-cell-range-address="'NonRandom &amp; Compares'.H2:'NonRandom &amp; Compares'.H11" chart:label-cell-address="'NonRandom &amp; Compares'.H1:'NonRandom &amp; Compares'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ubble </text:p>
                <draw:g>
                  <svg:desc>'NonRandom &amp; Compares'.B1:'NonRandom &amp; Compares'.B1</svg:desc>
                </draw:g>
              </table:table-cell>
              <table:table-cell office:value-type="string">
                <text:p> Shaker </text:p>
                <draw:g>
                  <svg:desc>'NonRandom &amp; Compares'.C1:'NonRandom &amp; Compares'.C1</svg:desc>
                </draw:g>
              </table:table-cell>
              <table:table-cell office:value-type="string">
                <text:p> Selection </text:p>
                <draw:g>
                  <svg:desc>'NonRandom &amp; Compares'.D1:'NonRandom &amp; Compares'.D1</svg:desc>
                </draw:g>
              </table:table-cell>
              <table:table-cell office:value-type="string">
                <text:p> Quick </text:p>
                <draw:g>
                  <svg:desc>'NonRandom &amp; Compares'.E1:'NonRandom &amp; Compares'.E1</svg:desc>
                </draw:g>
              </table:table-cell>
              <table:table-cell office:value-type="string">
                <text:p> Quick Mod </text:p>
                <draw:g>
                  <svg:desc>'NonRandom &amp; Compares'.F1:'NonRandom &amp; Compares'.F1</svg:desc>
                </draw:g>
              </table:table-cell>
              <table:table-cell office:value-type="string">
                <text:p> Merge </text:p>
                <draw:g>
                  <svg:desc>'NonRandom &amp; Compares'.G1:'NonRandom &amp; Compares'.G1</svg:desc>
                </draw:g>
              </table:table-cell>
              <table:table-cell office:value-type="string">
                <text:p> Hash </text:p>
                <draw:g>
                  <svg:desc>'NonRandom &amp; Compares'.H1:'NonRandom &amp; Compares'.H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NonRandom &amp; Compares'.A2:'NonRandom &amp; Compares'.A11</svg:desc>
                </draw:g>
              </table:table-cell>
              <table:table-cell office:value-type="float" office:value="5.8">
                <text:p>5.8</text:p>
                <draw:g>
                  <svg:desc>'NonRandom &amp; Compares'.B2:'NonRandom &amp; Compares'.B11</svg:desc>
                </draw:g>
              </table:table-cell>
              <table:table-cell office:value-type="float" office:value="4.39">
                <text:p>4.39</text:p>
                <draw:g>
                  <svg:desc>'NonRandom &amp; Compares'.C2:'NonRandom &amp; Compares'.C11</svg:desc>
                </draw:g>
              </table:table-cell>
              <table:table-cell office:value-type="float" office:value="5.16">
                <text:p>5.16</text:p>
                <draw:g>
                  <svg:desc>'NonRandom &amp; Compares'.D2:'NonRandom &amp; Compares'.D11</svg:desc>
                </draw:g>
              </table:table-cell>
              <table:table-cell office:value-type="float" office:value="5.12">
                <text:p>5.12</text:p>
                <draw:g>
                  <svg:desc>'NonRandom &amp; Compares'.E2:'NonRandom &amp; Compares'.E11</svg:desc>
                </draw:g>
              </table:table-cell>
              <table:table-cell office:value-type="float" office:value="5.12">
                <text:p>5.12</text:p>
                <draw:g>
                  <svg:desc>'NonRandom &amp; Compares'.F2:'NonRandom &amp; Compares'.F11</svg:desc>
                </draw:g>
              </table:table-cell>
              <table:table-cell office:value-type="float" office:value="3.58">
                <text:p>3.58</text:p>
                <draw:g>
                  <svg:desc>'NonRandom &amp; Compares'.G2:'NonRandom &amp; Compares'.G11</svg:desc>
                </draw:g>
              </table:table-cell>
              <table:table-cell office:value-type="float" office:value="3">
                <text:p>3</text:p>
                <draw:g>
                  <svg:desc>'NonRandom &amp; Compares'.H2:'NonRandom &amp; Compares'.H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81">
                <text:p>7.81</text:p>
              </table:table-cell>
              <table:table-cell office:value-type="float" office:value="5.49">
                <text:p>5.49</text:p>
              </table:table-cell>
              <table:table-cell office:value-type="float" office:value="7.08">
                <text:p>7.08</text:p>
              </table:table-cell>
              <table:table-cell office:value-type="float" office:value="6.93">
                <text:p>6.93</text:p>
              </table:table-cell>
              <table:table-cell office:value-type="float" office:value="6.93">
                <text:p>6.93</text:p>
              </table:table-cell>
              <table:table-cell office:value-type="float" office:value="5.08">
                <text:p>5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86">
                <text:p>9.86</text:p>
              </table:table-cell>
              <table:table-cell office:value-type="float" office:value="6.53">
                <text:p>6.53</text:p>
              </table:table-cell>
              <table:table-cell office:value-type="float" office:value="9.04">
                <text:p>9.04</text:p>
              </table:table-cell>
              <table:table-cell office:value-type="float" office:value="9.04">
                <text:p>9.04</text:p>
              </table:table-cell>
              <table:table-cell office:value-type="float" office:value="9.04">
                <text:p>9.04</text:p>
              </table:table-cell>
              <table:table-cell office:value-type="float" office:value="6.35">
                <text:p>6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93">
                <text:p>11.93</text:p>
              </table:table-cell>
              <table:table-cell office:value-type="float" office:value="7.56">
                <text:p>7.56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1.06">
                <text:p>11.06</text:p>
              </table:table-cell>
              <table:table-cell office:value-type="float" office:value="7.69">
                <text:p>7.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96">
                <text:p>13.96</text:p>
              </table:table-cell>
              <table:table-cell office:value-type="float" office:value="8.57">
                <text:p>8.57</text:p>
              </table:table-cell>
              <table:table-cell office:value-type="float" office:value="13.01">
                <text:p>13.01</text:p>
              </table:table-cell>
              <table:table-cell office:value-type="float" office:value="13.03">
                <text:p>13.03</text:p>
              </table:table-cell>
              <table:table-cell office:value-type="float" office:value="13.03">
                <text:p>13.03</text:p>
              </table:table-cell>
              <table:table-cell office:value-type="float" office:value="8.87">
                <text:p>8.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98">
                <text:p>15.98</text:p>
              </table:table-cell>
              <table:table-cell office:value-type="float" office:value="9.57">
                <text:p>9.57</text:p>
              </table:table-cell>
              <table:table-cell office:value-type="float" office:value="15">
                <text:p>15</text:p>
              </table:table-cell>
              <table:table-cell office:value-type="float" office:value="15.01">
                <text:p>15.01</text:p>
              </table:table-cell>
              <table:table-cell office:value-type="float" office:value="15.01">
                <text:p>15.01</text:p>
              </table:table-cell>
              <table:table-cell office:value-type="float" office:value="10.07">
                <text:p>10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.99">
                <text:p>17.99</text:p>
              </table:table-cell>
              <table:table-cell office:value-type="float" office:value="10.58">
                <text:p>10.5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22">
                <text:p>11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9">
                <text:p>19.99</text:p>
              </table:table-cell>
              <table:table-cell office:value-type="float" office:value="11.58">
                <text:p>11.5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8">
                <text:p>12.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99">
                <text:p>21.99</text:p>
              </table:table-cell>
              <table:table-cell office:value-type="float" office:value="12.58">
                <text:p>12.5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51">
                <text:p>13.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.99">
                <text:p>23.99</text:p>
              </table:table-cell>
              <table:table-cell office:value-type="float" office:value="13.58">
                <text:p>13.58</text:p>
              </table:table-cell>
              <table:table-cell office:value-type="float" office:value="23">
                <text:p>23</text:p>
              </table:table-cell>
              <table:table-cell office:value-type="float" office:value="22.99">
                <text:p>22.99</text:p>
              </table:table-cell>
              <table:table-cell office:value-type="float" office:value="22.99">
                <text:p>22.99</text:p>
              </table:table-cell>
              <table:table-cell office:value-type="float" office:value="14.63">
                <text:p>14.6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